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8dff9" officeooo:paragraph-rsid="0018dff9" style:font-size-asian="12pt" style:font-style-asian="normal" style:font-weight-asian="normal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Liberation Serif" fo:font-size="12pt" fo:font-style="normal" fo:font-weight="normal" officeooo:paragraph-rsid="0018dff9" style:font-size-asian="12pt" style:font-size-complex="12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8dff9"/>
    </style:style>
    <style:style style:name="T6" style:family="text">
      <style:text-properties officeooo:rsid="0016f6f3"/>
    </style:style>
    <style:style style:name="T7" style:family="text">
      <style:text-properties fo:color="#0e101a" loext:opacity="100%" style:text-line-through-style="none" style:text-line-through-type="none" style:font-name="Arial" fo:font-size="11pt" style:text-underline-style="none" style:text-blinking="false" fo:background-color="transparent" loext:char-shading-value="0"/>
    </style:style>
    <style:style style:name="T8" style:family="text">
      <style:text-properties fo:color="#0e101a" loext:opacity="100%" style:text-line-through-style="none" style:text-line-through-type="none" style:font-name="Arial" fo:font-size="11pt" fo:letter-spacing="normal" style:text-underline-style="none" officeooo:rsid="0018dff9" style:text-blinking="false" fo:background-color="transparent" loext:char-shading-value="0" style:font-style-asian="normal" style:font-weight-asian="normal"/>
    </style:style>
    <style:style style:name="T9" style:family="text">
      <style:text-properties fo:color="#0e101a" loext:opacity="100%" style:text-line-through-style="none" style:text-line-through-type="none" fo:font-size="11pt" style:text-underline-style="none" style:text-blinking="false" fo:background-color="transparent" loext:char-shading-value="0"/>
    </style:style>
    <style:style style:name="T10" style:family="text">
      <style:text-properties fo:color="#0e101a" loext:opacity="100%" style:text-line-through-style="none" style:text-line-through-type="none" fo:font-size="11pt" fo:letter-spacing="normal" style:text-underline-style="none" officeooo:rsid="0018dff9" style:text-blinking="false" fo:background-color="transparent" loext:char-shading-value="0" style:font-style-asian="normal" style:font-weight-asian="normal"/>
    </style:style>
    <style:style style:name="T11" style:family="text">
      <style:text-properties fo:color="#0e101a" loext:opacity="100%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color="#0e101a" loext:opacity="100%" style:text-line-through-style="none" style:text-line-through-type="none" fo:letter-spacing="normal" style:text-underline-style="none" officeooo:rsid="0018dff9" style:text-blinking="false" fo:background-color="transparent" loext:char-shading-value="0" style:font-style-asian="normal" style:font-weight-asian="normal"/>
    </style:style>
    <style:style style:name="T13" style:family="text">
      <style:text-properties fo:letter-spacing="normal" officeooo:rsid="0018dff9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st</text:span> of <text:span text:style-name="T5">June</text:span> 202<text:span text:style-name="T3">1</text:span> under the <text:span text:style-name="T5">53rd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6">add to server regulation 3 that it is exempt from universal rule 1.</text:span></text:p>
      <text:p text:style-name="P5"><text:span text:style-name="T13">Server regulation 3 being “</text:span><text:bookmark text:name="docs-internal-guid-39e6835f-7fff-31c5-9df3-a29d9aa8e7e1"/><text:span text:style-name="T11">The PA and UN control their respective territories of Geneva and Palestine, even though these may be claimed under RedPanda_4’s nation</text:span><text:span text:style-name="T13">” and universal rule 1 being “</text:span><text:bookmark text:name="docs-internal-guid-e936c9aa-7fff-7131-a870-f3593309fb1b"/><text:span text:style-name="T12">Nobody shall build in another state its territory or too close to it.</text:span><text:span text:style-name="T13">”</text:span>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1"/>
      <text:p text:style-name="P1"/>
      <text:p text:style-name="P1"/>
      <text:p text:style-name="Standard"><text:span text:style-name="T1">[</text:span><text:span text:style-name="T2">Motion 53-2: To add to server regulation 3 that it is exempt from universal rule 1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6-01T20:40:16.406533017</dc:date>
    <meta:editing-duration>PT3M43S</meta:editing-duration>
    <meta:editing-cycles>6</meta:editing-cycles>
    <meta:generator>LibreOffice/7.1.3.2$Linux_X86_64 LibreOffice_project/12a8e3cbd24a3757385a302d290655d4f3c7ebf1</meta:generator>
    <meta:document-statistic meta:table-count="0" meta:image-count="0" meta:object-count="0" meta:page-count="1" meta:paragraph-count="8" meta:word-count="102" meta:character-count="597" meta:non-whitespace-character-count="503"/>
  </office:meta>
</office:document-meta>
</file>